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Vin</text:p>
          </table:table-cell>
          <table:table-cell office:value-type="float" office:value="14">
            <text:p>14</text:p>
          </table:table-cell>
          <table:table-cell table:formula="of:=[.C3]-[.C4]" office:value-type="float" office:value="6.75">
            <text:p>6.75</text:p>
          </table:table-cell>
          <table:table-cell/>
        </table:table-row>
        <table:table-row table:style-name="ro1">
          <table:table-cell/>
          <table:table-cell office:value-type="string">
            <text:p>Dz1</text:p>
          </table:table-cell>
          <table:table-cell office:value-type="float" office:value="7.25">
            <text:p>7.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30100">
            <text:p>301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Vout</text:p>
          </table:table-cell>
          <table:table-cell table:formula="of:=( [.D3] * [.C6] ) / ( [.C5] + [.C6] )" office:value-type="float" office:value="3.369384359401">
            <text:p>3.369384359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I</text:p>
          </table:table-cell>
          <table:table-cell table:style-name="ce2" table:formula="of:= [.D3] / ( [.C5] + [.C6] )" office:value-type="float" office:value="0.000112312811980033">
            <text:p>1.12E-0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Vout 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2</text:p>
          </table:table-cell>
          <table:table-cell table:style-name="ce3" table:formula="of:= ( [.C14] * [.C5] ) / ( [.D3] - [.C14] )" office:value-type="float" office:value="24080">
            <text:p>24080</text:p>
          </table:table-cell>
          <table:table-cell/>
          <table:table-cell table:style-name="ce4" table:formula="of:= ( [.C14] * [.C5] ) / ( [.C3] - [.C14] )" office:value-type="float" office:value="8209.09090909091">
            <text:p>8209.090909090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27/09/2017</text:date>, <text:time>13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Mayze</meta:initial-creator>
    <meta:creation-date>2017-08-17T20:56:20.84</meta:creation-date>
    <dc:date>2017-09-27T13:00:50.47</dc:date>
    <dc:creator>Steve Mayze</dc:creator>
    <meta:editing-duration>PT2H4M6S</meta:editing-duration>
    <meta:editing-cycles>4</meta:editing-cycles>
    <meta:generator>OpenOffice/4.1.3$Win32 OpenOffice.org_project/413m1$Build-9783</meta:generator>
    <meta:document-statistic meta:table-count="3" meta:cell-count="18" meta:object-count="0"/>
  </office:meta>
</office:document-meta>
</file>